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center" draw:textarea-vertical-align="top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top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2.7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title">
      <style:graphic-properties draw:fill-color="#ffffff" fo:min-height="1.642cm"/>
    </style:style>
    <style:style style:name="pr8" style:family="presentation" style:parent-style-name="Default-outline1">
      <style:graphic-properties draw:fill-color="#ffffff" fo:min-height="16.253cm"/>
    </style:style>
    <style:style style:name="pr9" style:family="presentation" style:parent-style-name="Default-title">
      <style:graphic-properties draw:fill-color="#ffffff" fo:min-height="2.2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1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18.98cm" svg:y1="3.246cm" svg:x2="18.839cm" svg:y2="20.073cm">
          <text:p text:style-name="P1"><text:line-break/> <text:s text:c="58"/>Network Interface</text:p>
        </draw:line>
        <draw:line draw:style-name="gr1" draw:text-style-name="P1" draw:layer="layout" svg:x1="8.714cm" svg:y1="3.211cm" svg:x2="8.749cm" svg:y2="19.897cm">
          <text:p text:style-name="P1"><text:line-break/> <text:s text:c="52"/>Network <text:s/>Interface</text:p>
        </draw:line>
        <draw:frame presentation:style-name="pr1" draw:text-style-name="P2" draw:layer="layout" svg:width="25.199cm" svg:height="2.756cm" svg:x="1.576cm" svg:y="0.6cm" presentation:class="title" presentation:user-transformed="true">
          <draw:text-box>
            <text:p text:style-name="P2">Watcher Architecture</text:p>
          </draw:text-box>
        </draw:frame>
        <draw:custom-shape draw:style-name="gr2" draw:text-style-name="P3" draw:layer="layout" svg:width="3.704cm" svg:height="3.774cm" svg:x="11.783cm" svg:y="15.804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" draw:text-style-name="P3" draw:layer="layout" svg:width="4.551cm" svg:height="7.056cm" svg:x="11.149cm" svg:y="5.962cm">
          <text:p text:style-name="P1">watcherd</text:p>
        </draw:rect>
        <draw:rect draw:style-name="gr3" draw:text-style-name="P3" draw:layer="layout" svg:width="5.821cm" svg:height="2.822cm" svg:x="20.498cm" svg:y="10.653cm">
          <text:p text:style-name="P1">GUI<text:line-break/>(Game Engine)</text:p>
        </draw:rect>
        <draw:rect draw:style-name="gr3" draw:text-style-name="P3" draw:layer="layout" svg:width="5.821cm" svg:height="2.646cm" svg:x="20.921cm" svg:y="8.361cm">
          <text:p text:style-name="P1">GUI<text:line-break/>(Watcher Classic)</text:p>
        </draw:rect>
        <draw:rect draw:style-name="gr3" draw:text-style-name="P3" draw:layer="layout" svg:width="5.821cm" svg:height="2.858cm" svg:x="21.167cm" svg:y="5.784cm">
          <text:p text:style-name="P1">GUI<text:line-break/>(Google Earth)</text:p>
        </draw:rect>
        <draw:custom-shape draw:style-name="gr2" draw:text-style-name="P3" draw:layer="layout" svg:width="4.691cm" svg:height="4.057cm" svg:x="15.735cm" svg:y="10.018cm">
          <text:p text:style-name="P1">watcher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3" draw:layer="layout" svg:width="5.821cm" svg:height="2.822cm" svg:x="0.639cm" svg:y="9.346cm">
          <text:p text:style-name="P1">Test Node <text:line-break/>Daemon</text:p>
        </draw:rect>
        <draw:custom-shape draw:style-name="gr2" draw:text-style-name="P3" draw:layer="layout" svg:width="4.762cm" svg:height="3.14cm" svg:x="6.351cm" svg:y="9.63cm">
          <text:p text:style-name="P1">feeder 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3" draw:layer="layout" svg:width="5.821cm" svg:height="2.822cm" svg:x="0.886cm" svg:y="8.57cm">
          <text:p text:style-name="P1">Test Node <text:line-break/>Daemon</text:p>
        </draw:rect>
        <draw:custom-shape draw:style-name="gr2" draw:text-style-name="P3" draw:layer="layout" svg:width="4.762cm" svg:height="3.14cm" svg:x="6.598cm" svg:y="8.854cm">
          <text:p text:style-name="P1">feeder 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3" draw:layer="layout" svg:width="5.821cm" svg:height="2.822cm" svg:x="1.168cm" svg:y="7.688cm">
          <text:p text:style-name="P1">Test Node <text:line-break/>Daemon</text:p>
        </draw:rect>
        <draw:custom-shape draw:style-name="gr2" draw:text-style-name="P3" draw:layer="layout" svg:width="4.762cm" svg:height="3.14cm" svg:x="6.88cm" svg:y="7.972cm">
          <text:p text:style-name="P1">feeder 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058cm" svg:height="3.458cm" svg:x="13.089cm" svg:y="12.841cm">
          <text:p text:style-name="P1">DB API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5.501cm" svg:height="4.057cm" svg:x="15.525cm" svg:y="7.797cm">
          <text:p text:style-name="P1">watcher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6.276cm" svg:height="4.057cm" svg:x="15.455cm" svg:y="5.716cm">
          <text:p text:style-name="P1">watcher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est node daemon(s)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Run on test nodes</text:p>
              </text:list-item>
            </text:list>
            <text:list text:style-name="L2">
              <text:list-item>
                <text:p text:style-name="P5">Can be augmented software</text:p>
              </text:list-item>
            </text:list>
            <text:list text:style-name="L2">
              <text:list-item>
                <text:list>
                  <text:list-item>
                    <text:p text:style-name="P6">Uses feeder API</text:p>
                  </text:list-item>
                </text:list>
              </text:list-item>
            </text:list>
            <text:list text:style-name="L2">
              <text:list-item>
                <text:p text:style-name="P5">Can be stand-alone</text:p>
              </text:list-item>
            </text:list>
            <text:list text:style-name="L2">
              <text:list-item>
                <text:list>
                  <text:list-item>
                    <text:p text:style-name="P6">Scrip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iled</text:p>
                  </text:list-item>
                </text:list>
              </text:list-item>
            </text:list>
            <text:list text:style-name="L2">
              <text:list-item>
                <text:p text:style-name="P5">Much like the watcher daemons are today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2">Feeder API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Test nodes give graphic primitives to watcherd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s test-node-to-watcherd channel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Messages are the same as current API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Draw edge, draw label, modify node representation, etc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Add watcherd-to-testnode channel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Not used for anything y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May be used to control test nodes with watcher or have watcher request info from nod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Implementation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Would be nice to offer different interfaces: C++, python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watcherd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Runs on control node</text:span></text:p>
              </text:list-item>
            </text:list>
            <text:list text:style-name="L2">
              <text:list-item>
                <text:p text:style-name="P5"><text:span text:style-name="T1">Two interfaces one facing test nodes, one facing GUI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Feeder API gives graphic primitiv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Watcherd API sends packaged info to GU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">Send time-ordered info to GUI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">Series of information in forward, reverse, et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">Writes all info to DB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Uses SQL/DB implementation to sort info by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watcherd requirement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2">Handle multiple concurrent client TCP connections</text:span></text:p>
              </text:list-item>
            </text:list>
            <text:list text:style-name="L2">
              <text:list-item>
                <text:p text:style-name="P5"><text:span text:style-name="T2">Support multi-core systems for network/packet processing</text:span></text:p>
              </text:list-item>
            </text:list>
            <text:list text:style-name="L2">
              <text:list-item>
                <text:p text:style-name="P5"><text:span text:style-name="T2">Support a test-node-to-watcher addressing mode</text:span></text:p>
              </text:list-item>
            </text:list>
            <text:list text:style-name="L2">
              <text:list-item>
                <text:p text:style-name="P5"><text:span text:style-name="T2">Support watcher-to-individual-test-node addressing mode</text:span></text:p>
              </text:list-item>
            </text:list>
            <text:list text:style-name="L2">
              <text:list-item>
                <text:p text:style-name="P5"><text:span text:style-name="T2">Export a TiVO-style test node packet stream API</text:span></text:p>
              </text:list-item>
            </text:list>
            <text:list text:style-name="L2">
              <text:list-item>
                <text:p text:style-name="P5"><text:span text:style-name="T2">Modular multilevel logging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1.737cm" svg:x="1.541cm" svg:y="1.012cm" presentation:class="title" presentation:user-transformed="true">
          <draw:text-box>
            <text:p text:style-name="P2">DB API</text:p>
          </draw:text-box>
        </draw:frame>
        <draw:frame presentation:style-name="pr8" draw:text-style-name="P5" draw:layer="layout" svg:width="25.199cm" svg:height="17.073cm" svg:x="1.365cm" svg:y="3.15cm" presentation:class="outline" presentation:user-transformed="true">
          <draw:text-box>
            <text:list text:style-name="L2">
              <text:list-item>
                <text:p text:style-name="P5">At minimum, saves all packets</text:p>
              </text:list-item>
            </text:list>
            <text:list text:style-name="L2">
              <text:list-item>
                <text:list>
                  <text:list-item>
                    <text:p text:style-name="P6">Maybe other things if it occurs to us during development</text:p>
                  </text:list-item>
                </text:list>
              </text:list-item>
            </text:list>
            <text:list text:style-name="L2">
              <text:list-item>
                <text:p text:style-name="P5">watcherd can save packets to DB</text:p>
              </text:list-item>
            </text:list>
            <text:list text:style-name="L2">
              <text:list-item>
                <text:list>
                  <text:list-item>
                    <text:p text:style-name="P6">Insert packet into DB, indexed by timestamp, sender, message type</text:p>
                  </text:list-item>
                </text:list>
              </text:list-item>
            </text:list>
            <text:list text:style-name="L2">
              <text:list-item>
                <text:p text:style-name="P5">watcherd requests packets by time</text:p>
              </text:list-item>
            </text:list>
            <text:list text:style-name="L2">
              <text:list-item>
                <text:list>
                  <text:list-item>
                    <text:p text:style-name="P6">“Give me last 2 minutes of packets in reverse chronological order”</text:p>
                  </text:list-item>
                </text:list>
              </text:list-item>
            </text:list>
            <text:list text:style-name="L2">
              <text:list-item>
                <text:p text:style-name="P5">Probably use sqlite for DB implementation</text:p>
              </text:list-item>
            </text:list>
            <text:list text:style-name="L2">
              <text:list-item>
                <text:list>
                  <text:list-item>
                    <text:p text:style-name="P6">Self contained, “DB in a file”, easy setup, easy to send DBs to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watcherd API</text:p>
          </draw:text-box>
        </draw:frame>
        <draw:frame presentation:style-name="pr4" draw:text-style-name="P5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 text:style-name="P5">(At least) packets ordered by time</text:p>
              </text:list-item>
            </text:list>
            <text:list text:style-name="L2">
              <text:list-item>
                <text:list>
                  <text:list-item>
                    <text:p text:style-name="P6">“start current stream of packets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start last two minutes of packets in reverse receive order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start last two minutes of packets in reverse receive order in double time”</text:p>
                  </text:list-item>
                </text:list>
              </text:list-item>
            </text:list>
            <text:list text:style-name="L2">
              <text:list-item>
                <text:p text:style-name="P5">May have “smarter” API as well</text:p>
              </text:list-item>
            </text:list>
            <text:list text:style-name="L2">
              <text:list-item>
                <text:list>
                  <text:list-item>
                    <text:p text:style-name="P6">“Give me total network topology at time t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Give me list of nodes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Give me list of nodes ordered by bandwidth usag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9cm" svg:height="2.242cm" svg:x="1.47cm" svg:y="0.777cm" presentation:class="title" presentation:user-transformed="true">
          <draw:text-box>
            <text:p text:style-name="P2">watcherd API (con't)</text:p>
          </draw:text-box>
        </draw:frame>
        <draw:frame presentation:style-name="pr4" draw:text-style-name="P7" draw:layer="layout" svg:width="25.199cm" svg:height="14.929cm" svg:x="1.224cm" svg:y="4.033cm" presentation:class="outline" presentation:user-transformed="true">
          <draw:text-box>
            <text:list text:style-name="L2">
              <text:list-item>
                <text:p text:style-name="P5"><text:span text:style-name="T1">Connect to / disconnect from watcherd instanc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New watcherd=watcherd.Connect(address, port, ...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Packet stream handling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Start/Stop/Pause packet stream at time t, in direction d, at rate 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">New stream=watcherd.createPacketStream(t, d, 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">stream.Start(); stream.Stop(); stream.Pause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">stream.changeRate(r); stream.changeDirection(d); 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">Packet contents API – a “smart” API – added to as needed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Get current topology: topo=watcherd.getTopology(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Get nodes sorted by metric: nodeList=watcherd.getNodes(maxBandwidt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GU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ifferent GUIs use same watcherd API</text:p>
              </text:list-item>
            </text:list>
            <text:list text:style-name="L2">
              <text:list-item>
                <text:list>
                  <text:list-item>
                    <text:p text:style-name="P6">Google Earth, Game Engine, whatever</text:p>
                  </text:list-item>
                </text:list>
              </text:list-item>
            </text:list>
            <text:list text:style-name="L2">
              <text:list-item>
                <text:p text:style-name="P5">Request packets from watcherd sorted by time</text:p>
              </text:list-item>
            </text:list>
            <text:list text:style-name="L2">
              <text:list-item>
                <text:p text:style-name="P5">Implement features using “native” platform</text:p>
              </text:list-item>
            </text:list>
            <text:list text:style-name="L2">
              <text:list-item>
                <text:list>
                  <text:list-item>
                    <text:p text:style-name="P6">Google Earth uses KML files and KML defini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ame Engine uses OpenGL, GE prima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Note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ecoupling of direct packet receive from GUI allows </text:p>
              </text:list-item>
            </text:list>
            <text:list text:style-name="L2">
              <text:list-item>
                <text:list>
                  <text:list-item>
                    <text:p text:style-name="P6">Easier “TiVO mode”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sier playback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y be used as general packet capture mechanis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ultiple GUI instances at o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ultiple GUI implementations at o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Game Engine, Google Earth, et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ace on earth, goodwill toward 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asks: test node daemon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Update as needed to use new feeder API and new transport</text:p>
              </text:list-item>
            </text:list>
            <text:list text:style-name="L2">
              <text:list-item>
                <text:p text:style-name="P5">(Wrote hierarchyAPI to feederAPI daemon already, so can run old daemons with new syste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asks: feeder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Write API</text:p>
              </text:list-item>
            </text:list>
            <text:list text:style-name="L2">
              <text:list-item>
                <text:list>
                  <text:list-item>
                    <text:p text:style-name="P6">Just about done</text:p>
                  </text:list-item>
                </text:list>
              </text:list-item>
            </text:list>
            <text:list text:style-name="L2">
              <text:list-item>
                <text:p text:style-name="P5">Write hiearchyDaemon to feeder API daemon</text:p>
              </text:list-item>
            </text:list>
            <text:list text:style-name="L2">
              <text:list-item>
                <text:list>
                  <text:list-item>
                    <text:p text:style-name="P6">(intercepts old style messages on hiearchyAPI and converts them to new messages send over new transpor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asks: watcherd</text:p>
          </draw:text-box>
        </draw:frame>
        <draw:frame presentation:style-name="pr4" draw:text-style-name="P5" draw:layer="layout" svg:width="25.199cm" svg:height="13.748cm" svg:x="1.4cm" svg:y="4.914cm" presentation:class="outline" presentation:user-transformed="true">
          <draw:text-box>
            <text:list text:style-name="L2">
              <text:list-item>
                <text:p text:style-name="P5">Server portion of feeder API</text:p>
              </text:list-item>
            </text:list>
            <text:list text:style-name="L2">
              <text:list-item>
                <text:list>
                  <text:list-item>
                    <text:p text:style-name="P6">Done</text:p>
                  </text:list-item>
                </text:list>
              </text:list-item>
            </text:list>
            <text:list text:style-name="L2">
              <text:list-item>
                <text:p text:style-name="P5">Use DB API to store feederAPI packets</text:p>
              </text:list-item>
            </text:list>
            <text:list text:style-name="L2">
              <text:list-item>
                <text:list>
                  <text:list-item>
                    <text:p text:style-name="P6">Once API is written, should be quick – a few days</text:p>
                  </text:list-item>
                </text:list>
              </text:list-item>
            </text:list>
            <text:list text:style-name="L2">
              <text:list-item>
                <text:p text:style-name="P5">Implement watcherd API</text:p>
              </text:list-item>
            </text:list>
            <text:list text:style-name="L2">
              <text:list-item>
                <text:list>
                  <text:list-item>
                    <text:p text:style-name="P6">Network code (reuse feeder API code?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cket stream hand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smart” API hand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Design message forma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asks: DB and DB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esign DB schema</text:p>
              </text:list-item>
            </text:list>
            <text:list text:style-name="L2">
              <text:list-item>
                <text:list>
                  <text:list-item>
                    <text:p text:style-name="P6">Should be pretty simple, packet ba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ime stamp, sender address, recv address, message 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few days to do this</text:p>
                  </text:list-item>
                </text:list>
              </text:list-item>
            </text:list>
            <text:list text:style-name="L2">
              <text:list-item>
                <text:p text:style-name="P5">Implement DB API</text:p>
              </text:list-item>
            </text:list>
            <text:list text:style-name="L2">
              <text:list-item>
                <text:list>
                  <text:list-item>
                    <text:p text:style-name="P6">API is pretty simple, so it should not take lo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week? More of you want testing and documentation. :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asks: watcherd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esign API</text:p>
              </text:list-item>
            </text:list>
            <text:list text:style-name="L2">
              <text:list-item>
                <text:list>
                  <text:list-item>
                    <text:p text:style-name="P6">A few days</text:p>
                  </text:list-item>
                </text:list>
              </text:list-item>
            </text:list>
            <text:list text:style-name="L2">
              <text:list-item>
                <text:p text:style-name="P5">Implement API</text:p>
              </text:list-item>
            </text:list>
            <text:list text:style-name="L2">
              <text:list-item>
                <text:list>
                  <text:list-item>
                    <text:p text:style-name="P6">(reuse feeder API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asks: GUI (Google Earth)</text:p>
          </draw:text-box>
        </draw:frame>
        <draw:frame presentation:style-name="pr4" draw:text-style-name="P7" draw:layer="layout" svg:width="25.199cm" svg:height="16.129cm" svg:x="1.612cm" svg:y="3.785cm" presentation:class="outline" presentation:user-transformed="true">
          <draw:text-box>
            <text:list text:style-name="L2">
              <text:list-item>
                <text:p text:style-name="P5"><text:span text:style-name="T1">Learn libkml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s the KML interface to G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Create watcher message/KML mapping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Label / Lab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Edge / 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Modify node rep / load model? (or unsupporte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GPS / update location in KM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2 week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Figure out how to do offline Google Earth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1 week (hopefully it is possible) do this first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Use watcherd API to receive/parse message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1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asks: GUI (Game Engine)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hoose engine to use</text:p>
              </text:list-item>
            </text:list>
            <text:list text:style-name="L2">
              <text:list-item>
                <text:list>
                  <text:list-item>
                    <text:p text:style-name="P6">2 days</text:p>
                  </text:list-item>
                </text:list>
              </text:list-item>
            </text:list>
            <text:list text:style-name="L2">
              <text:list-item>
                <text:p text:style-name="P5">Learn engine API </text:p>
              </text:list-item>
            </text:list>
            <text:list text:style-name="L2">
              <text:list-item>
                <text:list>
                  <text:list-item>
                    <text:p text:style-name="P6">1, 2 weeks</text:p>
                  </text:list-item>
                </text:list>
              </text:list-item>
            </text:list>
            <text:list text:style-name="L2">
              <text:list-item>
                <text:p text:style-name="P5">Implement container world in which nodes live</text:p>
              </text:list-item>
            </text:list>
            <text:list text:style-name="L2">
              <text:list-item>
                <text:list>
                  <text:list-item>
                    <text:p text:style-name="P6">3 weeks (use existing tutorial?)</text:p>
                  </text:list-item>
                </text:list>
              </text:list-item>
            </text:list>
            <text:list text:style-name="L2">
              <text:list-item>
                <text:p text:style-name="P5">Implement watcherd API in Engine</text:p>
              </text:list-item>
            </text:list>
            <text:list text:style-name="L2">
              <text:list-item>
                <text:list>
                  <text:list-item>
                    <text:p text:style-name="P6">3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GUI to watcherd interaction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onnection=watcherd.connect(host, port)</text:p>
              </text:list-item>
            </text:list>
            <text:list text:style-name="L2">
              <text:list-item>
                <text:p text:style-name="P5"><text:s/>packetStream=connection.createStream(time, rate, direction)</text:p>
              </text:list-item>
            </text:list>
            <text:list text:style-name="L2">
              <text:list-item>
                <text:p text:style-name="P5">while(not exit from GUI) <text:line-break/><text:tab/><text:tab/>packet=packetStream.getNextPacket();<text:line-break/><text:tab/><text:tab/>handlePacket(packet)</text:p>
              </text:list-item>
            </text:list>
            <text:list text:style-name="L2">
              <text:list-item>
                <text:p text:style-name="P5">if(user changes playback settings)<text:line-break/><text:tab/>rate,time,dir=getNewPlayback();<text:line-break/><text:tab/>packetStream.updateStream(rate,time,dir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watcherd to GUI interaction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Listen thread</text:p>
              </text:list-item>
            </text:list>
            <text:list text:style-name="L2">
              <text:list-item>
                <text:list>
                  <text:list-item>
                    <text:p text:style-name="P6">connection=watcherd.listen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ewstream=connection.newStreamCallback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reamlist.insert(newstream)</text:p>
                  </text:list-item>
                </text:list>
              </text:list-item>
            </text:list>
            <text:list text:style-name="L2">
              <text:list-item>
                <text:p text:style-name="P5">Packet send thread</text:p>
              </text:list-item>
            </text:list>
            <text:list text:style-name="L2">
              <text:list-item>
                <text:list>
                  <text:list-item>
                    <text:p text:style-name="P6">while(!streamlist.empty())<text:line-break/><text:tab/>s=streamlist.nextStream()<text:line-break/><text:tab/>if(s.packetIsReady())<text:line-break/><text:tab/><text:tab/>s.sendPacke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Note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APIs must refer to layers as a string. </text:p>
              </text:list-item>
            </text:list>
            <text:list text:style-name="L2">
              <text:list-item>
                <text:list>
                  <text:list-item>
                    <text:p text:style-name="P6">This is to support dynamic layers; the test nodes tell the watcher which layers it wants; layers are not hardcoded in the GUI and test node daem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2">watcherd architecture</text:p>
          </draw:text-box>
        </draw:frame>
        <draw:rect draw:style-name="gr5" draw:text-style-name="P1" draw:layer="layout" svg:width="6.491cm" svg:height="9.384cm" svg:x="2.365cm" svg:y="5.574cm">
          <text:p text:style-name="P1">watcherd</text:p>
        </draw:rect>
        <draw:rect draw:style-name="gr3" draw:text-style-name="P3" draw:layer="layout" svg:width="4.41cm" svg:height="1.94cm" svg:x="7.833cm" svg:y="6.031cm">
          <text:p text:style-name="P1">server</text:p>
        </draw:rect>
        <draw:rect draw:style-name="gr3" draw:text-style-name="P3" draw:layer="layout" svg:width="5.927cm" svg:height="1.94cm" svg:x="15.207cm" svg:y="5.997cm">
          <text:p text:style-name="P1">Asio - <text:line-break/>ServerConnection</text:p>
        </draw:rect>
        <draw:rect draw:style-name="gr3" draw:text-style-name="P3" draw:layer="layout" svg:width="5.927cm" svg:height="1.94cm" svg:x="15.949cm" svg:y="6.35cm">
          <text:p text:style-name="P1">Asio - <text:line-break/>ServerConnection</text:p>
        </draw:rect>
        <draw:rect draw:style-name="gr3" draw:text-style-name="P3" draw:layer="layout" svg:width="5.927cm" svg:height="1.94cm" svg:x="16.656cm" svg:y="6.703cm">
          <text:p text:style-name="P1">Asio - <text:line-break/>ServerConnection</text:p>
        </draw:rect>
        <draw:rect draw:style-name="gr3" draw:text-style-name="P3" draw:layer="layout" svg:width="5.927cm" svg:height="1.94cm" svg:x="17.433cm" svg:y="7.303cm">
          <text:p text:style-name="P1">Asio - <text:line-break/>ServerConnection</text:p>
        </draw:rect>
        <draw:line draw:style-name="gr6" draw:text-style-name="P3" draw:layer="layout" svg:x1="12.243cm" svg:y1="6.985cm" svg:x2="16.688cm" svg:y2="6.985cm">
          <text:p text:style-name="P2"/>
        </draw:line>
        <draw:ellipse draw:style-name="gr7" draw:text-style-name="P1" draw:layer="layout" svg:width="14.217cm" svg:height="4.515cm" svg:x="10.161cm" svg:y="4.904cm">
          <text:p text:style-name="P1">Thread pool – network packet reads and writes</text:p>
        </draw:ellipse>
        <draw:rect draw:style-name="gr5" draw:text-style-name="P1" draw:layer="layout" svg:width="8.82cm" svg:height="4.022cm" svg:x="4.904cm" svg:y="13.123cm">
          <text:p text:style-name="P1"><text:span text:style-name="T3">DB Engine</text:span></text:p>
          <text:p text:style-name="P1">connect(...)</text:p>
          <text:p text:style-name="P1">insertMessage(Message)</text:p>
          <text:p text:style-name="P1">getMessages(messageFilter)</text:p>
        </draw:rect>
        <draw:rect draw:style-name="gr5" draw:text-style-name="P11" draw:layer="layout" svg:width="8.82cm" svg:height="2.787cm" svg:x="15.982cm" svg:y="14.358cm">
          <text:p text:style-name="P1"><text:span text:style-name="T3">MessageFilter</text:span><text:span text:style-name="T3"><text:line-break/></text:span><text:span text:style-name="T4">pf(layer, type, region)</text:span></text:p>
        </draw:rect>
        <draw:rect draw:style-name="gr3" draw:text-style-name="P12" draw:layer="layout" svg:width="7.479cm" svg:height="2.893cm" svg:x="5.752cm" svg:y="9.527cm">
          <text:p text:style-name="P1"><text:span text:style-name="T3">MessageProcessor</text:span></text:p>
          <text:p text:style-name="P1"><text:span text:style-name="T4">insertNewPacketinDB()</text:span><text:span text:style-name="T4"><text:line-break/></text:span><text:span text:style-name="T4">immediateSend()</text:span></text:p>
        </draw:rect>
        <draw:line draw:style-name="gr8" draw:text-style-name="P3" draw:layer="layout" svg:x1="16.405cm" svg:y1="9.067cm" svg:x2="12.525cm" svg:y2="10.337cm">
          <text:p text:style-name="P1">messages</text:p>
        </draw:line>
        <draw:rect draw:style-name="gr3" draw:text-style-name="P3" draw:layer="layout" svg:width="4.586cm" svg:height="2.116cm" svg:x="0.32cm" svg:y="10.231cm">
          <text:p text:style-name="P1">List of GUI <text:line-break/>connections</text:p>
        </draw:rect>
        <draw:line draw:style-name="gr6" draw:text-style-name="P3" draw:layer="layout" svg:x1="7.162cm" svg:y1="11.536cm" svg:x2="4.41cm" svg:y2="11.148cm">
          <text:p text:style-name="P2"/>
        </draw:line>
        <draw:line draw:style-name="gr6" draw:text-style-name="P3" draw:layer="layout" svg:x1="11.642cm" svg:y1="11.677cm" svg:x2="18.486cm" svg:y2="9.455cm">
          <text:p text:style-name="P2"/>
        </draw:line>
        <draw:line draw:style-name="gr6" draw:text-style-name="P3" draw:layer="layout" svg:x1="9.49cm" svg:y1="10.901cm" svg:x2="9.631cm" svg:y2="13.37cm">
          <text:p text:style-name="P2"/>
        </draw:line>
        <draw:line draw:style-name="gr6" draw:text-style-name="P3" draw:layer="layout" svg:x1="13.088cm" svg:y1="15.875cm" svg:x2="16.969cm" svg:y2="15.946cm">
          <text:p text:style-name="P2"/>
        </draw:line>
        <draw:rect draw:style-name="gr5" draw:text-style-name="P11" draw:layer="layout" svg:width="8.608cm" svg:height="2.258cm" svg:x="16.475cm" svg:y="10.76cm">
          <text:p text:style-name="P1"><text:span text:style-name="T3">messageStream</text:span></text:p>
        </draw:rect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Message Flow</text:p>
          </draw:text-box>
        </draw:frame>
        <draw:rect draw:style-name="gr3" draw:text-style-name="P12" draw:id="id1" draw:layer="layout" svg:width="5.574cm" svg:height="2.893cm" svg:x="0.494cm" svg:y="4.762cm">
          <text:p text:style-name="P1"><text:span text:style-name="T3">Client</text:span></text:p>
          <text:p text:style-name="P1"><text:span text:style-name="T5">sendMessage(M)</text:span></text:p>
        </draw:rect>
        <draw:rect draw:style-name="gr5" draw:text-style-name="P11" draw:layer="layout" svg:width="16.191cm" svg:height="14.215cm" svg:x="6.564cm" svg:y="5.149cm">
          <text:p text:style-name="P1"><text:span text:style-name="T3">Watcherd</text:span><text:span text:style-name="T3"><text:line-break/></text:span><text:span text:style-name="T3"/></text:p>
        </draw:rect>
        <draw:rect draw:style-name="gr3" draw:text-style-name="P3" draw:id="id2" draw:layer="layout" svg:width="4.268cm" svg:height="1.869cm" svg:x="15.804cm" svg:y="6.28cm">
          <text:p text:style-name="P1">server</text:p>
        </draw:rect>
        <draw:rect draw:style-name="gr3" draw:text-style-name="P3" draw:id="id3" draw:layer="layout" svg:width="6.068cm" svg:height="1.588cm" svg:x="15.557cm" svg:y="8.679cm">
          <text:p text:style-name="P1">serverConnection</text:p>
        </draw:rect>
        <draw:connector draw:style-name="gr6" draw:text-style-name="P3" draw:layer="layout" svg:x1="6.068cm" svg:y1="6.208cm" svg:x2="15.804cm" svg:y2="7.214cm" draw:start-shape="id1" draw:end-shape="id2" draw:end-glue-point="3">
          <text:p text:style-name="P2"/>
        </draw:connector>
        <draw:connector draw:style-name="gr6" draw:text-style-name="P3" draw:layer="layout" svg:x1="17.938cm" svg:y1="6.28cm" svg:x2="18.591cm" svg:y2="8.679cm" draw:start-shape="id2" draw:end-shape="id3" draw:end-glue-point="0">
          <text:p text:style-name="P2"/>
        </draw:connector>
        <draw:rect draw:style-name="gr3" draw:text-style-name="P3" draw:id="id4" draw:layer="layout" svg:width="5.997cm" svg:height="2.117cm" svg:x="8.221cm" svg:y="9.313cm">
          <text:p text:style-name="P1">messagehandler</text:p>
        </draw:rect>
        <draw:connector draw:style-name="gr6" draw:text-style-name="P3" draw:layer="layout" svg:x1="15.557cm" svg:y1="9.473cm" svg:x2="14.218cm" svg:y2="10.371cm" draw:start-shape="id3" draw:end-shape="id4">
          <text:p text:style-name="P2"/>
        </draw:connector>
        <draw:rect draw:style-name="gr3" draw:text-style-name="P3" draw:id="id5" draw:layer="layout" svg:width="5.115cm" svg:height="1.835cm" svg:x="8.044cm" svg:y="13.653cm">
          <text:p text:style-name="P1">dbengine</text:p>
        </draw:rect>
        <draw:connector draw:style-name="gr6" draw:text-style-name="P3" draw:layer="layout" svg:x1="11.219cm" svg:y1="11.43cm" svg:x2="10.601cm" svg:y2="13.653cm" draw:start-shape="id4" draw:end-shape="id5" draw:end-glue-point="0">
          <text:p text:style-name="P2"/>
        </draw:connector>
        <draw:custom-shape draw:style-name="gr2" draw:text-style-name="P3" draw:id="id6" draw:layer="layout" svg:width="4.092cm" svg:height="2.011cm" svg:x="9.241cm" svg:y="16.897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3" draw:layer="layout" svg:x1="10.601cm" svg:y1="15.488cm" svg:x2="11.287cm" svg:y2="16.897cm" draw:start-shape="id5" draw:start-glue-point="2" draw:end-shape="id6">
          <text:p text:style-name="P2"/>
        </draw:connector>
        <draw:rect draw:style-name="gr3" draw:text-style-name="P3" draw:layer="layout" svg:width="6.596cm" svg:height="2.011cm" svg:x="15.099cm" svg:y="11.853cm">
          <text:p text:style-name="P1">messageStream</text:p>
        </draw:rect>
        <draw:rect draw:style-name="gr3" draw:text-style-name="P3" draw:id="id7" draw:layer="layout" svg:width="6.596cm" svg:height="2.011cm" svg:x="15.699cm" svg:y="12.524cm">
          <text:p text:style-name="P1">messageStream</text:p>
        </draw:rect>
        <draw:connector draw:style-name="gr6" draw:text-style-name="P3" draw:layer="layout" svg:x1="13.159cm" svg:y1="14.57cm" svg:x2="15.699cm" svg:y2="13.529cm" draw:start-shape="id5" draw:start-glue-point="1" draw:end-shape="id7">
          <text:p text:style-name="P2"/>
        </draw:connector>
        <draw:connector draw:style-name="gr6" draw:text-style-name="P3" draw:layer="layout" svg:x1="18.997cm" svg:y1="12.524cm" svg:x2="18.591cm" svg:y2="10.267cm" draw:start-shape="id7" draw:start-glue-point="0" draw:end-shape="id3">
          <text:p text:style-name="P2"/>
        </draw:connector>
        <draw:rect draw:style-name="gr3" draw:text-style-name="P3" draw:layer="layout" svg:width="3.281cm" svg:height="2.54cm" svg:x="24.484cm" svg:y="7.234cm">
          <text:p text:style-name="P1">GUI</text:p>
        </draw:rect>
        <draw:rect draw:style-name="gr3" draw:text-style-name="P3" draw:id="id8" draw:layer="layout" svg:width="3.281cm" svg:height="2.54cm" svg:x="24.025cm" svg:y="8.22cm">
          <text:p text:style-name="P1">GUI</text:p>
        </draw:rect>
        <draw:connector draw:style-name="gr6" draw:text-style-name="P3" draw:layer="layout" svg:x1="21.625cm" svg:y1="9.473cm" svg:x2="24.025cm" svg:y2="9.49cm" draw:start-shape="id3" draw:end-shape="id8">
          <text:p text:style-name="P2"/>
        </draw:connector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9-03-17T15:08:04</meta:creation-date>
    <dc:creator>Geoff Lawler</dc:creator>
    <dc:date>2009-04-03T09:42:13</dc:date>
    <meta:editing-cycles>78</meta:editing-cycles>
    <meta:editing-duration>PT2H15M29S</meta:editing-duration>
    <meta:user-defined meta:name="Info 1"/>
    <meta:user-defined meta:name="Info 2"/>
    <meta:user-defined meta:name="Info 3"/>
    <meta:user-defined meta:name="Info 4"/>
    <meta:document-statistic meta:object-count="160"/>
  </office:meta>
</office:document-meta>
</file>